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 Dataset brut (base du système)</text:h>
      <text:p text:style-name="Text_20_body">Tu pars de ton export Jira converti en JSONL.</text:p>
      <text:p text:style-name="Text_20_body">Chaque ligne = un ticket.</text:p>
      <text:p text:style-name="Text_20_body">Structure minimale :</text:p>
      <text:section text:style-name="Sect1" text:name="code-block-viewer">
        <text:p text:style-name="P1">{</text:p>
        <text:p text:style-name="Preformatted_20_Text"><text:s text:c="2"/>"ticket_id": "HYB-1824",</text:p>
        <text:p text:style-name="Preformatted_20_Text"><text:s text:c="2"/>"summary": "Variation de perf",</text:p>
        <text:p text:style-name="Preformatted_20_Text"><text:s text:c="2"/>"description": "Depuis la clôture du 05 mars 2026...",</text:p>
        <text:p text:style-name="Preformatted_20_Text"><text:s text:c="2"/>"comments": ["comment 1", "comment 2"],</text:p>
        <text:p text:style-name="Preformatted_20_Text"><text:s text:c="2"/>"status": "Closed",</text:p>
        <text:p text:style-name="Preformatted_20_Text"><text:s text:c="2"/>"resolution": "Corrigé",</text:p>
        <text:p text:style-name="Preformatted_20_Text"><text:s text:c="2"/>"created": "2025-11-28"</text:p>
        <text:p text:style-name="Preformatted_20_Text">}</text:p>
      </text:section>
      <text:p text:style-name="Text_20_body">Tu ajoutes un champ <text:span text:style-name="Strong_20_Emphasis">texte complet</text:span> utilisé par les modèles :</text:p>
      <text:section text:style-name="Sect1" text:name="Section1">
        <text:p text:style-name="P1"><text:bookmark text:name="code-block-viewer"/>"ticket_text": "Objet: ... Description: ... Commentaires ..."</text:p>
      </text:section>
      <text:p text:style-name="Text_20_body">Ce champ sert pour :</text:p>
      <text:list text:style-name="L1">
        <text:list-item>
          <text:p text:style-name="P2">extraction d’entités</text:p>
        </text:list-item>
        <text:list-item>
          <text:p text:style-name="P2">classification</text:p>
        </text:list-item>
        <text:list-item>
          <text:p text:style-name="P2">RAG</text:p>
        </text:list-item>
        <text:list-item>
          <text:p text:style-name="P2">analyse LLM</text:p>
        </text:list-item>
      </text:list>
      <text:p text:style-name="Horizontal_20_Line"/>
      <text:h text:style-name="Heading_20_1" text:outline-level="1">2. Annotations manuelles nécessaires</text:h>
      <text:p text:style-name="Text_20_body">Ces champs servent à créer une <text:span text:style-name="Strong_20_Emphasis">vérité terrain</text:span> pour évaluer l’agent.</text:p>
      <text:p text:style-name="Text_20_body">Ils ne sont pas tous obligatoires au début.</text:p>
      <text:h text:style-name="Heading_20_2" text:outline-level="2">2.1 Filtrage de scope</text:h>
      <text:p text:style-name="Text_20_body">But : déterminer si le ticket appartient à ton périmètre PERES.</text:p>
      <text:p text:style-name="Text_20_body">Champ :</text:p>
      <text:section text:style-name="Sect1" text:name="Section2">
        <text:p text:style-name="P1"><text:bookmark text:name="code-block-viewer Copie 1"/>scope_reel</text:p>
      </text:section>
      <text:p text:style-name="Text_20_body">Valeurs :</text:p>
      <text:section text:style-name="Sect1" text:name="Section3">
        <text:p text:style-name="P1"><text:bookmark text:name="code-block-viewer Copie 2"/>peres</text:p>
        <text:p text:style-name="Preformatted_20_Text">ucits</text:p>
        <text:p text:style-name="Preformatted_20_Text">institutional</text:p>
        <text:p text:style-name="Preformatted_20_Text">unknown</text:p>
      </text:section>
      <text:p text:style-name="Text_20_body">Utilisation :</text:p>
      <text:list text:style-name="L2">
        <text:list-item>
          <text:p text:style-name="P3">entraîner un classifieur de scope</text:p>
        </text:list-item>
        <text:list-item>
          <text:p text:style-name="P3">évaluer le filtre automatique</text:p>
        </text:list-item>
      </text:list>
      <text:p text:style-name="Horizontal_20_Line"/>
      <text:h text:style-name="Heading_20_2" text:outline-level="2"><text:soft-page-break/>2.2 Type de demande</text:h>
      <text:p text:style-name="Text_20_body">But : comprendre la nature du ticket.</text:p>
      <text:p text:style-name="Text_20_body">Champ :</text:p>
      <text:section text:style-name="Sect1" text:name="Section4">
        <text:p text:style-name="P1"><text:bookmark text:name="code-block-viewer Copie 3"/>request_type_reel</text:p>
      </text:section>
      <text:p text:style-name="Text_20_body">Valeurs possibles :</text:p>
      <text:section text:style-name="Sect1" text:name="Section5">
        <text:p text:style-name="P1"><text:bookmark text:name="code-block-viewer Copie 4"/>analysis_request</text:p>
        <text:p text:style-name="Preformatted_20_Text">action_request</text:p>
        <text:p text:style-name="Preformatted_20_Text">information_request</text:p>
        <text:p text:style-name="Preformatted_20_Text">incomplete_ticket</text:p>
      </text:section>
      <text:p text:style-name="Text_20_body">Exemples :</text:p>
      <text:p text:style-name="Text_20_body">analysis_request<text:line-break/>→ "pourquoi la NAV change ?"</text:p>
      <text:p text:style-name="Text_20_body">action_request<text:line-break/>→ "merci de forcer la NAV"</text:p>
      <text:p text:style-name="Text_20_body">information_request<text:line-break/>→ "pouvez-vous confirmer la NAV"</text:p>
      <text:p text:style-name="Text_20_body">incomplete_ticket<text:line-break/>→ "erreur sur PF001" (pas assez d’info)</text:p>
      <text:p text:style-name="Text_20_body">Utilisation :</text:p>
      <text:list text:style-name="L3">
        <text:list-item>
          <text:p text:style-name="P4">classifieur</text:p>
        </text:list-item>
        <text:list-item>
          <text:p text:style-name="P4">filtrage des tickets exploitables</text:p>
        </text:list-item>
      </text:list>
      <text:p text:style-name="Horizontal_20_Line"/>
      <text:h text:style-name="Heading_20_2" text:outline-level="2">2.3 Famille du problème</text:h>
      <text:p text:style-name="Text_20_body">But : orienter le moteur de checks.</text:p>
      <text:p text:style-name="Text_20_body">Champ :</text:p>
      <text:section text:style-name="Sect1" text:name="Section6">
        <text:p text:style-name="P1"><text:bookmark text:name="code-block-viewer Copie 5"/>issue_family_reelle</text:p>
      </text:section>
      <text:p text:style-name="Text_20_body">Exemples de familles :</text:p>
      <text:section text:style-name="Sect1" text:name="Section7">
        <text:p text:style-name="P1"><text:bookmark text:name="code-block-viewer Copie 6"/>nav_issue</text:p>
        <text:p text:style-name="Preformatted_20_Text">performance_issue</text:p>
        <text:p text:style-name="Preformatted_20_Text">oid_issue</text:p>
        <text:p text:style-name="Preformatted_20_Text">rappro_break</text:p>
        <text:p text:style-name="Preformatted_20_Text">pricing_issue</text:p>
        <text:p text:style-name="Preformatted_20_Text">positions_issue</text:p>
        <text:p text:style-name="Preformatted_20_Text">cash_flow_issue</text:p>
        <text:p text:style-name="Preformatted_20_Text">unknown</text:p>
      </text:section>
      <text:p text:style-name="Text_20_body">C’est <text:span text:style-name="Strong_20_Emphasis">le champ le plus important pour ton agent</text:span>.</text:p>
      <text:p text:style-name="Text_20_body">Utilisation :</text:p>
      <text:list text:style-name="L4">
        <text:list-item>
          <text:p text:style-name="P5">entraînement du classifieur</text:p>
        </text:list-item>
        <text:list-item>
          <text:p text:style-name="P5">sélection des tools autorisés</text:p>
        </text:list-item>
        <text:list-item>
          <text:p text:style-name="P5"><text:soft-page-break/>statistiques sur les tickets</text:p>
        </text:list-item>
      </text:list>
      <text:p text:style-name="Horizontal_20_Line"/>
      <text:h text:style-name="Heading_20_2" text:outline-level="2">2.4 Entités métier</text:h>
      <text:p text:style-name="Text_20_body">Ces champs servent à évaluer l’extraction.</text:p>
      <text:section text:style-name="Sect1" text:name="Section8">
        <text:p text:style-name="P1"><text:bookmark text:name="code-block-viewer Copie 7"/>portfolio_reel</text:p>
        <text:p text:style-name="Preformatted_20_Text">valuation_date_reelle</text:p>
        <text:p text:style-name="Preformatted_20_Text">fund_name_reel</text:p>
      </text:section>
      <text:p text:style-name="Text_20_body">Exemple :</text:p>
      <text:section text:style-name="Sect1" text:name="Section9">
        <text:p text:style-name="P1"><text:bookmark text:name="code-block-viewer Copie 8"/>portfolio_reel = PF001</text:p>
        <text:p text:style-name="Preformatted_20_Text">valuation_date_reelle = 2026-03-05</text:p>
      </text:section>
      <text:p text:style-name="Text_20_body">Utilisation :</text:p>
      <text:list text:style-name="L5">
        <text:list-item>
          <text:p text:style-name="P6">mesurer la qualité de l’extraction LLM</text:p>
        </text:list-item>
      </text:list>
      <text:p text:style-name="Horizontal_20_Line"/>
      <text:h text:style-name="Heading_20_2" text:outline-level="2">2.5 Tools attendus</text:h>
      <text:p text:style-name="Text_20_body">But : savoir quels checks sont nécessaires.</text:p>
      <text:p text:style-name="Text_20_body">Champ :</text:p>
      <text:section text:style-name="Sect1" text:name="Section10">
        <text:p text:style-name="P1"><text:bookmark text:name="code-block-viewer Copie 9"/>expected_tools</text:p>
      </text:section>
      <text:p text:style-name="Text_20_body">Exemple :</text:p>
      <text:section text:style-name="Sect1" text:name="Section11">
        <text:p text:style-name="P1"><text:bookmark text:name="code-block-viewer Copie 10"/>["extract_nav", "compute_pnl"]</text:p>
      </text:section>
      <text:p text:style-name="Text_20_body">Utilisation :</text:p>
      <text:list text:style-name="L6">
        <text:list-item>
          <text:p text:style-name="P7">évaluer si l’agent choisit les bons tools</text:p>
        </text:list-item>
        <text:list-item>
          <text:p text:style-name="P7">améliorer la taxonomie des tools</text:p>
        </text:list-item>
      </text:list>
      <text:p text:style-name="Horizontal_20_Line"/>
      <text:h text:style-name="Heading_20_2" text:outline-level="2">2.6 Catégorie de résolution</text:h>
      <text:p text:style-name="Text_20_body">Champ :</text:p>
      <text:section text:style-name="Sect1" text:name="Section12">
        <text:p text:style-name="P1"><text:bookmark text:name="code-block-viewer Copie 11"/>resolution_category</text:p>
      </text:section>
      <text:p text:style-name="Text_20_body">Exemples :</text:p>
      <text:section text:style-name="Sect1" text:name="Section13">
        <text:p text:style-name="P1"><text:bookmark text:name="code-block-viewer Copie 12"/>missing_position</text:p>
        <text:p text:style-name="Preformatted_20_Text">cash_flow_missing</text:p>
        <text:p text:style-name="Preformatted_20_Text">pricing_source_issue</text:p>
        <text:p text:style-name="Preformatted_20_Text">oid_calculation_issue</text:p>
        <text:p text:style-name="Preformatted_20_Text">valuation_error</text:p>
      </text:section>
      <text:p text:style-name="Text_20_body">Utilisation :</text:p>
      <text:list text:style-name="L7">
        <text:list-item>
          <text:p text:style-name="P8">RAG</text:p>
        </text:list-item>
        <text:list-item>
          <text:p text:style-name="P8">suggestions de résolution</text:p>
        </text:list-item>
      </text:list>
      <text:p text:style-name="Horizontal_20_Line"/>
      <text:h text:style-name="Heading_20_2" text:outline-level="2"><text:soft-page-break/>2.7 Ticket exploitable</text:h>
      <text:p text:style-name="Text_20_body">Certains tickets sont inutilisables pour l’analyse.</text:p>
      <text:p text:style-name="Text_20_body">Champ :</text:p>
      <text:section text:style-name="Sect1" text:name="Section14">
        <text:p text:style-name="P1"><text:bookmark text:name="code-block-viewer Copie 13"/>is_ticket_exploitable</text:p>
      </text:section>
      <text:p text:style-name="Text_20_body">Valeurs :</text:p>
      <text:section text:style-name="Sect1" text:name="Section15">
        <text:p text:style-name="P1"><text:bookmark text:name="code-block-viewer Copie 14"/>true</text:p>
        <text:p text:style-name="Preformatted_20_Text">false</text:p>
      </text:section>
      <text:p text:style-name="Text_20_body">Exemples non exploitables :</text:p>
      <text:list text:style-name="L8">
        <text:list-item>
          <text:p text:style-name="P9">"merci"</text:p>
        </text:list-item>
        <text:list-item>
          <text:p text:style-name="P9">"c’est corrigé"</text:p>
        </text:list-item>
        <text:list-item>
          <text:p text:style-name="P9">ticket incomplet</text:p>
        </text:list-item>
      </text:list>
      <text:p text:style-name="Horizontal_20_Line"/>
      <text:h text:style-name="Heading_20_1" text:outline-level="1">3. Dataset final recommandé</text:h>
      <text:p text:style-name="Text_20_body">Structure idéale :</text:p>
      <text:section text:style-name="Sect1" text:name="Section16">
        <text:p text:style-name="P1"><text:bookmark text:name="code-block-viewer Copie 15"/>{</text:p>
        <text:p text:style-name="Preformatted_20_Text"><text:s text:c="2"/>"ticket_id": "HYB-1824",</text:p>
        <text:p text:style-name="Preformatted_20_Text"><text:s text:c="2"/>"summary": "...",</text:p>
        <text:p text:style-name="Preformatted_20_Text"><text:s text:c="2"/>"description": "...",</text:p>
        <text:p text:style-name="Preformatted_20_Text"><text:s text:c="2"/>"comments": [],</text:p>
        <text:p text:style-name="Preformatted_20_Text"><text:s text:c="2"/>"ticket_text": "...",</text:p>
        <text:p text:style-name="Preformatted_20_Text"><text:s text:c="2"/>"status": "Closed",</text:p>
        <text:p text:style-name="Preformatted_20_Text"><text:s text:c="2"/>"resolution": "...",</text:p>
        <text:p text:style-name="Preformatted_20_Text"><text:s text:c="2"/>"scope_reel": "peres",</text:p>
        <text:p text:style-name="Preformatted_20_Text"><text:s text:c="2"/>"request_type_reel": "analysis_request",</text:p>
        <text:p text:style-name="Preformatted_20_Text"><text:s text:c="2"/>"issue_family_reelle": "performance_issue",</text:p>
        <text:p text:style-name="Preformatted_20_Text"><text:s text:c="2"/>"portfolio_reel": "PF001",</text:p>
        <text:p text:style-name="Preformatted_20_Text"><text:s text:c="2"/>"valuation_date_reelle": "2026-03-05",</text:p>
        <text:p text:style-name="Preformatted_20_Text"><text:s text:c="2"/>"expected_tools": ["extract_nav", "compute_pnl"],</text:p>
        <text:p text:style-name="Preformatted_20_Text"><text:s text:c="2"/>"resolution_category": "valuation_error",</text:p>
        <text:p text:style-name="Preformatted_20_Text"><text:s text:c="2"/>"is_ticket_exploitable": true</text:p>
        <text:p text:style-name="Preformatted_20_Text">}</text:p>
      </text:section>
      <text:p text:style-name="Horizontal_20_Line"/>
      <text:h text:style-name="Heading_20_1" text:outline-level="1">4. Boucle d’amélioration du système</text:h>
      <text:p text:style-name="Text_20_body">Une fois ce dataset créé, tu peux faire un <text:span text:style-name="Strong_20_Emphasis">cycle d’amélioration</text:span>.</text:p>
      <text:p text:style-name="Text_20_body">Étape 1</text:p>
      <text:p text:style-name="Text_20_body">Backtest agent sur tous les tickets.</text:p>
      <text:p text:style-name="Text_20_body">Pour chaque ticket tu sauves :</text:p>
      <text:section text:style-name="Sect1" text:name="Section17">
        <text:p text:style-name="P1"><text:bookmark text:name="code-block-viewer Copie 16"/>scope_pred</text:p>
        <text:p text:style-name="Preformatted_20_Text">issue_family_pred</text:p>
        <text:p text:style-name="Preformatted_20_Text">tools_used</text:p>
        <text:p text:style-name="Preformatted_20_Text">entities_extracted</text:p>
        <text:p text:style-name="Preformatted_20_Text">analysis_report</text:p>
      </text:section>
      <text:p text:style-name="Horizontal_20_Line"/>
      <text:p text:style-name="Text_20_body"><text:soft-page-break/>Étape 2</text:p>
      <text:p text:style-name="Text_20_body">Comparer avec la vérité terrain.</text:p>
      <text:p text:style-name="Text_20_body">Exemples de métriques :</text:p>
      <text:p text:style-name="Text_20_body">scope accuracy</text:p>
      <text:section text:style-name="Sect1" text:name="Section18">
        <text:p text:style-name="P1"><text:bookmark text:name="code-block-viewer Copie 17"/>scope_pred == scope_reel</text:p>
      </text:section>
      <text:p text:style-name="Text_20_body">classification accuracy</text:p>
      <text:section text:style-name="Sect1" text:name="Section19">
        <text:p text:style-name="P1"><text:bookmark text:name="code-block-viewer Copie 18"/>issue_family_pred == issue_family_reelle</text:p>
      </text:section>
      <text:p text:style-name="Text_20_body">tool selection accuracy</text:p>
      <text:section text:style-name="Sect1" text:name="Section20">
        <text:p text:style-name="P1"><text:bookmark text:name="code-block-viewer Copie 19"/>tools_used == expected_tools</text:p>
      </text:section>
      <text:p text:style-name="Text_20_body">entity extraction accuracy</text:p>
      <text:section text:style-name="Sect1" text:name="Section21">
        <text:p text:style-name="P1"><text:bookmark text:name="code-block-viewer Copie 20"/>portfolio_pred == portfolio_reel</text:p>
      </text:section>
      <text:p text:style-name="Horizontal_20_Line"/>
      <text:p text:style-name="Text_20_body">Étape 3</text:p>
      <text:p text:style-name="Text_20_body">Analyser les erreurs.</text:p>
      <text:p text:style-name="Text_20_body">Trois types d’améliorations :</text:p>
      <text:h text:style-name="Heading_20_3" text:outline-level="3">amélioration du prompt</text:h>
      <text:p text:style-name="Text_20_body">exemple :</text:p>
      <text:list text:style-name="L9">
        <text:list-item>
          <text:p text:style-name="P10">mauvais tool choisi</text:p>
        </text:list-item>
        <text:list-item>
          <text:p text:style-name="P10">raisonnement incorrect</text:p>
        </text:list-item>
      </text:list>
      <text:h text:style-name="Heading_20_3" text:outline-level="3">ajout de nouveaux tools</text:h>
      <text:p text:style-name="Text_20_body">exemple :</text:p>
      <text:section text:style-name="Sect1" text:name="Section22">
        <text:p text:style-name="P1"><text:bookmark text:name="code-block-viewer Copie 21"/>check_pricing_source</text:p>
        <text:p text:style-name="Preformatted_20_Text">check_cash_flows</text:p>
        <text:p text:style-name="Preformatted_20_Text">check_positions</text:p>
      </text:section>
      <text:h text:style-name="Heading_20_3" text:outline-level="3">amélioration de la taxonomie</text:h>
      <text:p text:style-name="Text_20_body">exemple :</text:p>
      <text:p text:style-name="Text_20_body">fusionner</text:p>
      <text:section text:style-name="Sect1" text:name="Section23">
        <text:p text:style-name="P1"><text:bookmark text:name="code-block-viewer Copie 22"/>nav_issue</text:p>
        <text:p text:style-name="Preformatted_20_Text">valuation_issue</text:p>
      </text:section>
      <text:p text:style-name="Horizontal_20_Line"/>
      <text:h text:style-name="Heading_20_1" text:outline-level="1">5. Classifieurs à entraîner</text:h>
      <text:p text:style-name="Text_20_body">Trois classifieurs utiles.</text:p>
      <text:h text:style-name="Heading_20_2" text:outline-level="2">Classifieur 1 : scope</text:h>
      <text:p text:style-name="Text_20_body">Objectif :</text:p>
      <text:section text:style-name="Sect1" text:name="Section24">
        <text:p text:style-name="P1"><text:bookmark text:name="code-block-viewer Copie 23"/><text:soft-page-break/>ticket → peres / hors scope</text:p>
      </text:section>
      <text:p text:style-name="Text_20_body">Utilisation :</text:p>
      <text:list text:style-name="L10">
        <text:list-item>
          <text:p text:style-name="P11">filtrer les tickets</text:p>
        </text:list-item>
        <text:list-item>
          <text:p text:style-name="P11">éviter de lancer l’agent inutilement</text:p>
        </text:list-item>
      </text:list>
      <text:p text:style-name="Horizontal_20_Line"/>
      <text:h text:style-name="Heading_20_2" text:outline-level="2">Classifieur 2 : type de demande</text:h>
      <text:p text:style-name="Text_20_body">Objectif :</text:p>
      <text:section text:style-name="Sect1" text:name="Section25">
        <text:p text:style-name="P1"><text:bookmark text:name="code-block-viewer Copie 24"/>ticket → analysis / action / info / incomplete</text:p>
      </text:section>
      <text:p text:style-name="Text_20_body">Utilisation :</text:p>
      <text:list text:style-name="L11">
        <text:list-item>
          <text:p text:style-name="P12">filtrer les tickets exploitables</text:p>
        </text:list-item>
      </text:list>
      <text:p text:style-name="Horizontal_20_Line"/>
      <text:h text:style-name="Heading_20_2" text:outline-level="2">Classifieur 3 : famille du problème</text:h>
      <text:p text:style-name="Text_20_body">Objectif :</text:p>
      <text:section text:style-name="Sect1" text:name="Section26">
        <text:p text:style-name="P1"><text:bookmark text:name="code-block-viewer Copie 25"/>ticket → issue_family</text:p>
      </text:section>
      <text:p text:style-name="Text_20_body">Utilisation :</text:p>
      <text:list text:style-name="L12">
        <text:list-item>
          <text:p text:style-name="P13">restreindre les tools disponibles</text:p>
        </text:list-item>
      </text:list>
      <text:p text:style-name="Text_20_body">Exemple :</text:p>
      <text:section text:style-name="Sect1" text:name="Section27">
        <text:p text:style-name="P1"><text:bookmark text:name="code-block-viewer Copie 26"/>issue_family = oid_issue</text:p>
        <text:p text:style-name="Preformatted_20_Text">→ tools autorisés = check_oid, extract_nav</text:p>
      </text:section>
      <text:p text:style-name="Text_20_body">C’est <text:span text:style-name="Strong_20_Emphasis">le classifieur le plus important</text:span>.</text:p>
      <text:p text:style-name="Horizontal_20_Line"/>
      <text:h text:style-name="Heading_20_1" text:outline-level="1">6. Utilisation finale dans l’agent</text:h>
      <text:p text:style-name="Text_20_body">Pipeline cible :</text:p>
      <text:section text:style-name="Sect1" text:name="Section28">
        <text:p text:style-name="P1"><text:bookmark text:name="code-block-viewer Copie 27"/>ticket</text:p>
        <text:p text:style-name="Preformatted_20_Text">↓</text:p>
        <text:p text:style-name="Preformatted_20_Text">scope classifier</text:p>
        <text:p text:style-name="Preformatted_20_Text">↓</text:p>
        <text:p text:style-name="Preformatted_20_Text">entity extraction</text:p>
        <text:p text:style-name="Preformatted_20_Text">↓</text:p>
        <text:p text:style-name="Preformatted_20_Text">issue_family classifier</text:p>
        <text:p text:style-name="Preformatted_20_Text">↓</text:p>
        <text:p text:style-name="Preformatted_20_Text">tool shortlist</text:p>
        <text:p text:style-name="Preformatted_20_Text">↓</text:p>
        <text:p text:style-name="Preformatted_20_Text">RAG tickets similaires</text:p>
        <text:p text:style-name="Preformatted_20_Text">↓</text:p>
        <text:p text:style-name="Preformatted_20_Text">LLM agent</text:p>
        <text:p text:style-name="Preformatted_20_Text">↓</text:p>
        <text:p text:style-name="Preformatted_20_Text">check engine</text:p>
        <text:p text:style-name="Preformatted_20_Text">↓</text:p>
        <text:p text:style-name="Preformatted_20_Text">rapport niveau 1</text:p>
      </text:section>
      <text:p text:style-name="Horizontal_20_Line"/>
      <text:h text:style-name="Heading_20_1" text:outline-level="1"><text:soft-page-break/>7. Pourquoi ton dataset est très précieux</text:h>
      <text:p text:style-name="Text_20_body">Avec <text:span text:style-name="Strong_20_Emphasis">800 tickets réels</text:span> tu peux :</text:p>
      <text:list text:style-name="L13">
        <text:list-item>
          <text:p text:style-name="P14">entraîner un classifieur solide</text:p>
        </text:list-item>
        <text:list-item>
          <text:p text:style-name="P14">améliorer ton agent progressivement</text:p>
        </text:list-item>
        <text:list-item>
          <text:p text:style-name="P14">construire un RAG de support</text:p>
        </text:list-item>
        <text:list-item>
          <text:p text:style-name="P14">benchmarker l’agent contre le support niveau 1</text:p>
        </text:list-item>
      </text:list>
      <text:p text:style-name="Text_20_body">C’est exactement ce qui manque à beaucoup de projets agent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8T06:24:56.675507588</meta:creation-date>
    <meta:print-date>2026-03-08T06:25:37.577660002</meta:print-date>
    <meta:printed-by>Fichiers PDF</meta:printed-by>
    <dc:date>2026-03-08T09:26:40.118906127</dc:date>
    <meta:editing-duration>PT2H51M30S</meta:editing-duration>
    <meta:editing-cycles>1</meta:editing-cycles>
    <meta:document-statistic meta:table-count="0" meta:image-count="0" meta:object-count="0" meta:page-count="7" meta:paragraph-count="217" meta:word-count="686" meta:character-count="4816" meta:non-whitespace-character-count="4332"/>
    <meta:generator>LibreOffice/24.2.7.2$Linux_X86_64 LibreOffice_project/420$Build-2</meta:generator>
  </office:meta>
</office:document-meta>
</file>